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dbd" officeooo:paragraph-rsid="001f8dbd"/>
    </style:style>
    <style:style style:name="T1" style:family="text">
      <style:text-properties fo:color="#000000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ranch and Merge Branch</text:span> : -</text:p>
      <text:p text:style-name="P1"/>
      <text:p text:style-name="P1">Branch : - </text:p>
      <text:p text:style-name="P1"><text:tab/> <text:s text:c="2"/>Branch is basicly is a sub-directory of main or master branch, when ever we are created a new branch all the data presented in main or master branch by default available come to sub brach.</text:p>
      <text:p text:style-name="P1"/>
      <text:p text:style-name="P1">Example : - </text:p>
      <text:p text:style-name="P1">How to show branch in git ,</text:p>
      <text:p text:style-name="P1">git branch Press enter key</text:p>
      <text:p text:style-name="P1">show all the bran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16:08.401455572</meta:creation-date>
    <dc:date>2021-05-13T12:22:52.452922580</dc:date>
    <meta:editing-duration>PT6M45S</meta:editing-duration>
    <meta:editing-cycles>1</meta:editing-cycles>
    <meta:document-statistic meta:table-count="0" meta:image-count="0" meta:object-count="0" meta:page-count="1" meta:paragraph-count="7" meta:word-count="63" meta:character-count="315" meta:non-whitespace-character-count="253"/>
    <meta:generator>LibreOffice/6.0.7.3$Linux_X86_64 LibreOffice_project/00m0$Build-3</meta:generator>
  </office:meta>
</office:document-meta>
</file>